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face style:name="Times New Roman2" svg:font-family="'Times New Roman'" style:font-adornments="Normal" style:font-family-generic="roman" style:font-pitch="variable"/>
  </office:font-face-decls>
  <office:automatic-styles>
    <style:style style:name="P1" style:family="paragraph" style:parent-style-name="Standard">
      <style:text-properties officeooo:paragraph-rsid="0120e8cd"/>
    </style:style>
    <style:style style:name="P2" style:family="paragraph" style:parent-style-name="Standard">
      <style:text-properties officeooo:rsid="01336daa" officeooo:paragraph-rsid="01336daa"/>
    </style:style>
    <style:style style:name="P3" style:family="paragraph" style:parent-style-name="Standard">
      <style:text-properties officeooo:rsid="0133bf34" officeooo:paragraph-rsid="0133bf34"/>
    </style:style>
    <style:style style:name="P4" style:family="paragraph" style:parent-style-name="tfDéfinition">
      <style:text-properties officeooo:paragraph-rsid="01336daa"/>
    </style:style>
    <style:style style:name="P5" style:family="paragraph" style:parent-style-name="Standard" style:list-style-name="tfPuce">
      <style:text-properties officeooo:paragraph-rsid="0133bf34"/>
    </style:style>
    <style:style style:name="P6" style:family="paragraph" style:parent-style-name="Standard" style:list-style-name="tfPuce">
      <loext:graphic-properties draw:fill-gradient-name="Gradient_20_1" draw:fill-hatch-name="hatch"/>
      <style:paragraph-properties fo:margin-top="0cm" fo:margin-bottom="0.199cm" style:contextual-spacing="false"/>
    </style:style>
    <style:style style:name="P7" style:family="paragraph" style:parent-style-name="Standard" style:list-style-name="tfPuce">
      <style:text-properties officeooo:paragraph-rsid="0143388d"/>
    </style:style>
    <style:style style:name="P8" style:family="paragraph" style:parent-style-name="Standard" style:list-style-name="tfPuce">
      <style:text-properties officeooo:rsid="01349c3f" officeooo:paragraph-rsid="01349c3f"/>
    </style:style>
    <style:style style:name="P9" style:family="paragraph" style:parent-style-name="Standard">
      <style:text-properties officeooo:rsid="01349c3f" officeooo:paragraph-rsid="013f08d9"/>
    </style:style>
    <style:style style:name="P10" style:family="paragraph" style:parent-style-name="Standard" style:list-style-name="tfPuce">
      <style:text-properties officeooo:rsid="0135c559" officeooo:paragraph-rsid="0135c559"/>
    </style:style>
    <style:style style:name="P11" style:family="paragraph" style:parent-style-name="Standard" style:list-style-name="tfPuce">
      <style:text-properties officeooo:rsid="013b013e" officeooo:paragraph-rsid="013b013e"/>
    </style:style>
    <style:style style:name="P12" style:family="paragraph" style:parent-style-name="Standard" style:list-style-name="tfPuce">
      <style:text-properties officeooo:rsid="013b7c92" officeooo:paragraph-rsid="013b7c92"/>
    </style:style>
    <style:style style:name="P13" style:family="paragraph" style:parent-style-name="Standard">
      <style:text-properties officeooo:rsid="013d6935" officeooo:paragraph-rsid="013d6935"/>
    </style:style>
    <style:style style:name="P14" style:family="paragraph" style:parent-style-name="Standard" style:list-style-name="tfPuce">
      <loext:graphic-properties draw:fill-gradient-name="Gradient_20_1" draw:fill-hatch-name="hatch"/>
      <style:paragraph-properties fo:margin-top="0cm" fo:margin-bottom="0.199cm" style:contextual-spacing="false"/>
      <style:text-properties officeooo:rsid="013d6935" officeooo:paragraph-rsid="013d6935"/>
    </style:style>
    <style:style style:name="P15" style:family="paragraph" style:parent-style-name="Standard" style:list-style-name="tfPuce">
      <style:text-properties officeooo:rsid="013f08d9" officeooo:paragraph-rsid="013f08d9"/>
    </style:style>
    <style:style style:name="P16" style:family="paragraph" style:parent-style-name="Standard">
      <style:text-properties officeooo:rsid="0133bf34" officeooo:paragraph-rsid="013f08d9"/>
    </style:style>
    <style:style style:name="P17" style:family="paragraph" style:parent-style-name="Standard" style:list-style-name="tfPuce">
      <style:text-properties officeooo:rsid="0140ffe5" officeooo:paragraph-rsid="0140ffe5"/>
    </style:style>
    <style:style style:name="P18" style:family="paragraph" style:parent-style-name="Standard" style:list-style-name="tfPuce">
      <style:text-properties officeooo:rsid="0142fdf0" officeooo:paragraph-rsid="0142fdf0"/>
    </style:style>
    <style:style style:name="P19" style:family="paragraph" style:parent-style-name="Standard" style:list-style-name="tfPuce">
      <style:text-properties officeooo:rsid="01434524" officeooo:paragraph-rsid="01434524"/>
    </style:style>
    <style:style style:name="P20" style:family="paragraph" style:parent-style-name="tfDéfinition" style:list-style-name="tfPuce">
      <loext:graphic-properties draw:fill="solid" draw:fill-color="#dee7e5" draw:fill-gradient-name="gradient" draw:fill-hatch-name="hatch"/>
      <style:paragraph-properties fo:background-color="#dee7e5" fo:padding="0.199cm" fo:border-left="4pt solid #168253" fo:border-right="none" fo:border-top="none" fo:border-bottom="none"/>
      <style:text-properties officeooo:paragraph-rsid="013f08d9"/>
    </style:style>
    <style:style style:name="P21" style:family="paragraph" style:parent-style-name="tfDéfinition">
      <loext:graphic-properties draw:fill="solid" draw:fill-color="#dee7e5" draw:fill-gradient-name="gradient" draw:fill-hatch-name="hatch"/>
      <style:paragraph-properties fo:background-color="#dee7e5" fo:padding="0.199cm" fo:border-left="4pt solid #168253" fo:border-right="none" fo:border-top="none" fo:border-bottom="none"/>
      <style:text-properties officeooo:paragraph-rsid="013f08d9"/>
    </style:style>
    <style:style style:name="T1" style:family="text">
      <style:text-properties style:font-name="Arial" fo:font-style="italic" fo:font-weight="bold" style:font-style-asian="italic" style:font-weight-asian="bold" style:font-style-complex="italic" style:font-weight-complex="bold"/>
    </style:style>
    <style:style style:name="T2" style:family="text">
      <style:text-properties officeooo:rsid="01336daa"/>
    </style:style>
    <style:style style:name="T3" style:family="text">
      <style:text-properties fo:color="#3465a4" loext:opacity="100%"/>
    </style:style>
    <style:style style:name="T4" style:family="text">
      <style:text-properties fo:color="#3465a4" loext:opacity="100%" fo:font-weight="bold" style:font-weight-asian="bold" style:font-weight-complex="bold"/>
    </style:style>
    <style:style style:name="T5" style:family="text">
      <style:text-properties fo:color="#3465a4" loext:opacity="100%" fo:font-weight="bold" officeooo:rsid="013906c7" style:font-weight-asian="bold" style:font-weight-complex="bold"/>
    </style:style>
    <style:style style:name="T6" style:family="text">
      <style:text-properties fo:color="#3465a4" loext:opacity="100%" fo:font-weight="bold" officeooo:rsid="0140ffe5" style:font-weight-asian="bold" style:font-weight-complex="bold"/>
    </style:style>
    <style:style style:name="T7" style:family="text">
      <style:text-properties fo:color="#3465a4" loext:opacity="100%" style:font-name="Times New Roman2"/>
    </style:style>
    <style:style style:name="T8" style:family="text">
      <style:text-properties fo:color="#3465a4" loext:opacity="100%" style:font-name="Times New Roman2" fo:font-weight="bold" style:font-weight-asian="bold" style:font-weight-complex="bold"/>
    </style:style>
    <style:style style:name="T9" style:family="text">
      <style:text-properties fo:color="#3465a4" loext:opacity="100%" style:font-name="Times New Roman2" fo:font-style="normal" fo:font-weight="bold" officeooo:rsid="0140ffe5" style:font-style-asian="italic" style:font-weight-asian="bold" style:font-style-complex="italic" style:font-weight-complex="bold"/>
    </style:style>
    <style:style style:name="T10" style:family="text">
      <style:text-properties fo:color="#3465a4" loext:opacity="100%" style:font-name="Times New Roman2" fo:font-style="normal" fo:font-weight="bold" style:font-style-asian="normal" style:font-weight-asian="bold" style:font-style-complex="normal" style:font-weight-complex="bold"/>
    </style:style>
    <style:style style:name="T11" style:family="text">
      <style:text-properties fo:color="#3465a4" loext:opacity="100%" style:font-name="Times New Roman2" fo:font-style="normal" style:font-style-asian="normal" style:font-style-complex="normal"/>
    </style:style>
    <style:style style:name="T12" style:family="text">
      <style:text-properties fo:color="#3465a4" loext:opacity="100%" style:font-name="Times New Roman2" fo:font-style="italic" style:font-style-asian="italic" style:font-style-complex="italic"/>
    </style:style>
    <style:style style:name="T13" style:family="text">
      <style:text-properties fo:color="#3465a4" loext:opacity="100%" style:text-underline-style="solid" style:text-underline-width="auto" style:text-underline-color="font-color" fo:font-weight="bold" officeooo:rsid="013f08d9" style:font-weight-asian="bold" style:font-weight-complex="bold"/>
    </style:style>
    <style:style style:name="T14" style:family="text">
      <style:text-properties fo:color="#3465a4" loext:opacity="100%" officeooo:rsid="013d6935"/>
    </style:style>
    <style:style style:name="T15" style:family="text">
      <style:text-properties fo:font-style="italic" style:font-style-asian="italic" style:font-style-complex="italic"/>
    </style:style>
    <style:style style:name="T16" style:family="text">
      <style:text-properties style:font-name="Times New Roman2"/>
    </style:style>
    <style:style style:name="T17" style:family="text">
      <style:text-properties style:font-name="Times New Roman2" fo:font-style="normal" fo:font-weight="normal" officeooo:rsid="013906c7" style:font-style-asian="italic" style:font-weight-asian="bold" style:font-style-complex="italic" style:font-weight-complex="bold"/>
    </style:style>
    <style:style style:name="T18" style:family="text">
      <style:text-properties style:font-name="Times New Roman2" fo:font-style="normal" fo:font-weight="normal" officeooo:rsid="013f08d9" style:font-style-asian="italic" style:font-weight-asian="bold" style:font-style-complex="italic" style:font-weight-complex="bold"/>
    </style:style>
    <style:style style:name="T19" style:family="text">
      <style:text-properties style:font-name="Times New Roman2" fo:font-style="normal" fo:font-weight="normal" officeooo:rsid="0140ffe5" style:font-style-asian="italic" style:font-weight-asian="bold" style:font-style-complex="italic" style:font-weight-complex="bold"/>
    </style:style>
    <style:style style:name="T20" style:family="text">
      <style:text-properties style:font-name="Times New Roman2" fo:font-style="normal" fo:font-weight="normal" officeooo:rsid="01434524" style:font-style-asian="italic" style:font-weight-asian="bold" style:font-style-complex="italic" style:font-weight-complex="bold"/>
    </style:style>
    <style:style style:name="T21" style:family="text">
      <style:text-properties style:font-name="Times New Roman2" officeooo:rsid="013906c7"/>
    </style:style>
    <style:style style:name="T22" style:family="text">
      <style:text-properties style:font-name="Times New Roman2" officeooo:rsid="013b013e"/>
    </style:style>
    <style:style style:name="T23" style:family="text">
      <style:text-properties style:font-name="Times New Roman2" officeooo:rsid="0143388d"/>
    </style:style>
    <style:style style:name="T24" style:family="text">
      <style:text-properties style:font-name="Times New Roman2" officeooo:rsid="01434524"/>
    </style:style>
    <style:style style:name="T25" style:family="text">
      <style:text-properties style:font-name="Times New Roman2" officeooo:rsid="01452625"/>
    </style:style>
    <style:style style:name="T26" style:family="text">
      <style:text-properties officeooo:rsid="013906c7"/>
    </style:style>
    <style:style style:name="T27" style:family="text">
      <style:text-properties officeooo:rsid="013b013e"/>
    </style:style>
    <style:style style:name="T28" style:family="text">
      <style:text-properties officeooo:rsid="013d6935"/>
    </style:style>
    <style:style style:name="T29" style:family="text">
      <style:text-properties officeooo:rsid="013f08d9"/>
    </style:style>
    <style:style style:name="T30" style:family="text">
      <style:text-properties officeooo:rsid="0140ffe5"/>
    </style:style>
    <style:style style:name="T31" style:family="text">
      <style:text-properties officeooo:rsid="0143388d"/>
    </style:style>
    <style:style style:name="T32" style:family="text">
      <style:text-properties officeooo:rsid="014345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fTitre_20_Chapitre"><text:span text:style-name="T26">Chiffrement</text:span> : <text:span text:style-name="T2">Synthèse de cours</text:span></text:p>
      <text:p text:style-name="Standard"/>
      <text:list xml:id="list42734514" text:style-name="tfNum_20_1_29_">
        <text:list-item>
          <text:p text:style-name="tfTitre_20_1_29_">Les 3 exigences d’une communication sûre</text:p>
        </text:list-item>
      </text:list>
      <text:list xml:id="list306306121" text:style-name="tfPuce">
        <text:list-item>
          <text:p text:style-name="P6"><text:span text:style-name="tfGras"><text:span text:style-name="T3">Confidentialit</text:span></text:span><text:span text:style-name="tfGras"><text:span text:style-name="T14">é :</text:span></text:span><text:span text:style-name="T28"> Le pirate ne peut pas lire vos messages.</text:span></text:p>
        </text:list-item>
        <text:list-item>
          <text:p text:style-name="P14"><text:span text:style-name="tfGras"><text:span text:style-name="T3">Intégrité :</text:span></text:span> Le pirate ne peut pas modifier vos messages.</text:p>
        </text:list-item>
        <text:list-item>
          <text:p text:style-name="P14"><text:span text:style-name="tfGras"><text:span text:style-name="T3">Authentification :</text:span></text:span> Le pirate ne peut pas se faire passer pour votre interlocuteur</text:p>
        </text:list-item>
      </text:list>
      <text:p text:style-name="P13"/>
      <text:p text:style-name="P13"/>
      <text:list xml:id="list170222645562915" text:continue-list="list42734514" text:style-name="tfNum_20_1_29_">
        <text:list-item>
          <text:p text:style-name="tfTitre_20_1_29_">Chiffrement symétrique</text:p>
        </text:list-item>
      </text:list>
      <text:p text:style-name="P2"/>
      <text:p text:style-name="tfDéfinition"><text:span text:style-name="tfGras"><text:span text:style-name="T15">Définition :</text:span></text:span></text:p>
      <text:p text:style-name="P4"><text:span text:style-name="T17">On parle de </text:span><text:span text:style-name="T5">chiffrement symétrique</text:span><text:span text:style-name="T26"> quand la m</text:span><text:span text:style-name="T17">ême clé permet à la fois de chiffrer et de déchiffrer un message.</text:span></text:p>
      <text:p text:style-name="P1"/>
      <text:p text:style-name="P3"><text:span text:style-name="tfGras"><text:span text:style-name="T26">Remarques</text:span></text:span><text:span text:style-name="tfGras"> :</text:span></text:p>
      <text:list xml:id="list170223570375575" text:continue-list="list306306121" text:style-name="tfPuce">
        <text:list-item>
          <text:p text:style-name="P5"><text:span text:style-name="T26">En informatique, ce ne sont pas des « lettres » que l’on chiffre mais des nombres. Pour chiffrer un texte, il faut bien sur commencer par le transformer en une suite de nombres.</text:span></text:p>
        </text:list-item>
        <text:list-item>
          <text:p text:style-name="P8">Les <text:span text:style-name="T21">algorithmes utilisent souvent le XOR qui a comme propriété intéressante : <text:s/>(a ⊕ b) ⊕ b = a<text:line-break/>(</text:span><text:span text:style-name="T24">= </text:span><text:span text:style-name="T21">Si on rechiffre un message chiffré avec la même clé, on retombe sur le message initial).</text:span></text:p>
        </text:list-item>
        <text:list-item>
          <text:p text:style-name="P11"><text:span text:style-name="T21">U</text:span><text:span text:style-name="T16">n simple chiffrement avec un XOR est impossible à casser si la clé est vraiment aléatoire, aussi longue que le message et à usage unique.</text:span></text:p>
        </text:list-item>
        <text:list-item>
          <text:p text:style-name="P10">Le <text:span text:style-name="T26">chiffrement symétrique le plus connu actuellement est le </text:span><text:span text:style-name="T5">chiffrement AES</text:span><text:span text:style-name="T26">. </text:span><text:span text:style-name="T27">Ce chiffrement est beaucoup plus compliqué qu’un simple XOR mais reste très difficile à casser, m</text:span><text:span text:style-name="T22">ême si la clé est beaucoup plus courte que le message.</text:span></text:p>
        </text:list-item>
        <text:list-item>
          <text:p text:style-name="P12"><text:span text:style-name="T22">L</text:span><text:span text:style-name="T16">es méthodes modernes de chiffrement symétrique sont très sûres et consomment peu de ressources mais supposent que les deux personnes qui communiquent aient pu au préalable s’échanger une ou plusieurs clés secrètes.</text:span></text:p>
        </text:list-item>
      </text:list>
      <text:p text:style-name="P3"/>
      <text:p text:style-name="P3"/>
      <text:list xml:id="list170222390987364" text:continue-list="list170222645562915" text:style-name="tfNum_20_1_29_">
        <text:list-item>
          <text:p text:style-name="tfTitre_20_1_29_">Chiffrement asymétrique</text:p>
        </text:list-item>
      </text:list>
      <text:p text:style-name="tfDéfinition"><text:span text:style-name="T1">Définition :</text:span></text:p>
      <text:p text:style-name="P21"><text:span text:style-name="T17">On parle de </text:span><text:span text:style-name="T5">chiffrement </text:span><text:span text:style-name="T13">a</text:span><text:span text:style-name="T5">symétrique</text:span><text:span text:style-name="T26"> quand </text:span><text:span text:style-name="T29">il y a deux clés différentes : une </text:span><text:span text:style-name="T6">clé publique</text:span><text:span text:style-name="T30"> </text:span><text:span text:style-name="T29">pour </text:span><text:span text:style-name="T17">chiffrer et </text:span><text:span text:style-name="T18">une </text:span><text:span text:style-name="T9">clé privée</text:span><text:span text:style-name="T19"> </text:span><text:span text:style-name="T18">pour </text:span><text:span text:style-name="T17"><text:s/>déchiffrer :</text:span></text:p>
      <text:list xml:id="list170223146535283" text:continue-list="list170223570375575" text:style-name="tfPuce">
        <text:list-item>
          <text:p text:style-name="P20"><text:span text:style-name="T18">Le destinataire du message envoie sa clé publique à l’émetteur.</text:span></text:p>
        </text:list-item>
        <text:list-item>
          <text:p text:style-name="P20"><text:span text:style-name="T18">L’émetteur chiffre son message avec </text:span><text:span text:style-name="T20">cette</text:span><text:span text:style-name="T18"> clé et envoie le message chiffré au destinataire.</text:span></text:p>
        </text:list-item>
        <text:list-item>
          <text:p text:style-name="P20"><text:span text:style-name="T18">Le destinataire utilise sa clé privée pour déchiffrer le message.</text:span></text:p>
        </text:list-item>
      </text:list>
      <text:p text:style-name="P16"><text:span text:style-name="tfGras"/></text:p>
      <text:p text:style-name="P16"><text:span text:style-name="tfGras"><text:span text:style-name="T26">Remarques</text:span></text:span><text:span text:style-name="tfGras"> :</text:span></text:p>
      <text:list xml:id="list170223333974820" text:continue-numbering="true" text:style-name="tfPuce">
        <text:list-item>
          <text:p text:style-name="P15">Pas besoin de partager une clé à l’avance comme dans le<text:span text:style-name="T30">s</text:span> chiffrement<text:span text:style-name="T30">s</text:span> symétrique<text:span text:style-name="T30">s.</text:span></text:p>
        </text:list-item>
        <text:list-item>
          <text:p text:style-name="P17">La sécurité repose sur le fait qu’il est quasi impossible de retrouver la clé privé à partir de la clé publique.</text:p>
        </text:list-item>
        <text:list-item>
          <text:p text:style-name="P17">Le chiffrement asymétrique le plus connu actuellement est le <text:span text:style-name="T4">chiffrement RSA</text:span> qui s’appuie sur la difficulté qu’ont les ordinateurs actuels à <text:span text:style-name="T4">factoriser</text:span> des grands nombres entiers en produit de deux nombres premiers.</text:p>
        </text:list-item>
        <text:list-item>
          <text:p text:style-name="P17">Hélas, les chiffrements asymétriques sont beaucoup plus gourmands en ressources que les chiffrements symétriques équivalents.</text:p>
        </text:list-item>
        <text:list-item>
          <text:p text:style-name="P18">On peut <text:span text:style-name="T4">signer numériquement</text:span> un message en le chiffrant avec sa clé privée que l’on est le seul à détenir. Le destinataire pourra chiffrer le message reçu avec notre clé p<text:span text:style-name="T32">ublique</text:span> et s’il obtient un message intelligible, il pourra <text:span text:style-name="T16">être certain que nous sommes bien l’émetteur.</text:span></text:p>
        </text:list-item>
      </text:list>
      <text:p text:style-name="P9"><text:soft-page-break/></text:p>
      <text:p text:style-name="P9"/>
      <text:list xml:id="list170222729190014" text:continue-list="list170222390987364" text:style-name="tfNum_20_1_29_">
        <text:list-item>
          <text:p text:style-name="tfTitre_20_1_29_">Protocole HTTPS <text:span text:style-name="T31">(= HTTP + TLS)</text:span></text:p>
        </text:list-item>
      </text:list>
      <text:list xml:id="list170223642721713" text:continue-list="list170223333974820" text:style-name="tfPuce">
        <text:list-item>
          <text:p text:style-name="P7"><text:span text:style-name="T31">Le but est de réunir le meilleur des deux mondes : On commence la communication par un chiffrement asymétrique (</text:span><text:span text:style-name="T32">qui </text:span><text:span text:style-name="T31">ne nécessite pas de </text:span><text:span text:style-name="T23">rencontre préalable), le temps de s’échanger une clé de chiffrement symétrique, puis on continue en chiffrement symétrique (beaucoup moins gourmand en calculs).</text:span></text:p>
        </text:list-item>
        <text:list-item>
          <text:p text:style-name="P19"><text:span text:style-name="T23">L</text:span><text:span text:style-name="T16">e chiffrement permet la </text:span><text:span text:style-name="T8">confidentialité</text:span><text:span text:style-name="T16"> et l’</text:span><text:span text:style-name="T10">intégrité</text:span><text:span text:style-name="T16"> des communications mais pas l’</text:span><text:span text:style-name="T8">authentification</text:span><text:span text:style-name="T16"> : Si Alice veut communiquer avec Bob mais que ses messages sont interceptés dès le début par un pirate qui se fait passer pour Bob, elle ne s’en rendra pas forcément compte. </text:span><text:span text:style-name="T25">TLS prévoit</text:span><text:span text:style-name="T16"> donc un mécanisme d’authentification à l’aide de </text:span><text:span text:style-name="T8">certificats</text:span><text:span text:style-name="T16"> signés par des </text:span><text:span text:style-name="T8">autorités de certification</text:span><text:span text:style-name="T16"> auxquelles Alice et Bob font confiance tous les deux (ou plutôt leurs navigateurs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face style:name="Times New Roman2" svg:font-family="'Times New Roman'" style:font-adornments="Normal"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Normal" style:font-family-generic="roman" style:font-pitch="variable"/>
    </style:style>
    <style:style style:name="Heading" style:family="paragraph" style:parent-style-name="Standard" style:next-style-name="Text_20_body" style:list-style-name="Numérotation"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Times New Roman2" fo:font-family="'Times New Roman'" style:font-style-name="Normal" style:font-family-generic="roman"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style:contextual-spacing="false" fo:padding="0cm" fo:border-left="none" fo:border-right="none" fo:border-top="none" fo:border-bottom="0.99pt solid #000000" style:shadow="none" style:writing-mode="page"/>
      <style:text-properties fo:text-transform="uppercase" style:font-name="Arial" fo:font-family="Arial" style:font-family-generic="swiss" style:font-pitch="variable" fo:font-size="21pt" fo:font-weight="bold" officeooo:rsid="00e096d0" style:font-size-asian="18pt" style:font-weight-asian="bold" style:font-size-complex="18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3cm" style:contextual-spacing="false" fo:padding="0cm" fo:border="none" style:shadow="none" style:writing-mode="page"/>
      <style:text-properties fo:font-variant="normal" fo:text-transform="none" style:font-name="Arial2"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3cm" style:contextual-spacing="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7cm" fo:margin-right="0cm" fo:margin-top="0cm" fo:margin-bottom="0.199cm" style:contextual-spacing="false" fo:text-indent="-0.7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2pt" fo:font-style="italic" fo:font-weight="normal" style:font-size-asian="11pt" style:font-style-asian="italic" style:font-weight-asian="bold" style:font-size-complex="11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fTitre_20_non_20_numéroté" style:display-name="tfTitre non numéroté" style:family="paragraph" style:parent-style-name="tfTitre_20_a_29_" style:list-style-name="">
      <style:paragraph-properties fo:margin-top="0cm" fo:margin-bottom="0.199cm" style:contextual-spacing="false" fo:padding="0cm" fo:border="none" style:shadow="none" style:writing-mode="page"/>
      <style:text-properties fo:font-variant="normal" fo:text-transform="none" style:font-name="Arial" fo:font-family="Arial" style:font-family-generic="swiss" style:font-pitch="variable"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CodePython" style:family="paragraph" style:parent-style-name="Standard">
      <loext:graphic-properties draw:fill="solid" draw:fill-color="#dee6ef"/>
      <style:paragraph-properties fo:background-color="#dee6ef" fo:padding="0.199cm" fo:border-left="4pt solid #3465a4" fo:border-right="none" fo:border-top="none" fo:border-bottom="none"/>
      <style:text-properties style:font-name="Courier New1" fo:font-family="'Courier New'" style:font-style-name="Normal" style:font-family-generic="modern" style:font-pitch="fixed" fo:font-size="10pt" fo:font-weight="bold" officeooo:rsid="00b55b0e"/>
    </style:style>
    <style:style style:name="tfDéfinition" style:family="paragraph" style:parent-style-name="Standard" style:list-style-name="" style:master-page-name="">
      <loext:graphic-properties draw:fill="solid" draw:fill-color="#dee7e5"/>
      <style:paragraph-properties fo:margin-left="0cm" fo:margin-right="0cm" fo:margin-top="0cm" fo:margin-bottom="0cm" style:contextual-spacing="false" fo:text-indent="0cm" style:auto-text-indent="false" style:page-number="auto" fo:background-color="#dee7e5" fo:padding="0.199cm" fo:border-left="4pt solid #168253" fo:border-right="none" fo:border-top="none" fo:border-bottom="none" style:shadow="none"/>
      <style:text-properties style:font-name="Times New Roman2" fo:font-family="'Times New Roman'" style:font-style-name="Normal" style:font-family-generic="roman" style:font-pitch="variable" fo:font-style="normal" fo:font-weight="normal"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de_20_python" style:display-name="code python" style:family="text">
      <style:text-properties style:font-name="Courier New" fo:font-family="'Courier New'" style:font-family-generic="modern" style:font-pitch="fixed" fo:font-size="10pt" fo:font-weight="bold" officeooo:rsid="0064064c"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tfGras" style:family="text">
      <style:text-properties style:font-name="Arial1" fo:font-family="Arial" style:font-style-name="Gras" style:font-family-generic="swiss" style:font-pitch="variable"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801cm"/>
      </text:list-level-style-number>
      <text:list-level-style-number text:level="2" text:style-name="Numbering_20_Symbols" loext:num-list-format="%2%)" style:num-suffix=")" style:num-format="1">
        <style:list-level-properties text:min-label-width="0.801cm"/>
      </text:list-level-style-number>
      <text:list-level-style-number text:level="3" text:style-name="Numbering_20_Symbols" loext:num-list-format="%3%)" style:num-suffix=")" style:num-format="1">
        <style:list-level-properties text:min-label-width="0.801cm"/>
      </text:list-level-style-number>
      <text:list-level-style-number text:level="4" text:style-name="Numbering_20_Symbols" loext:num-list-format="%4%)" style:num-suffix=")" style:num-format="1">
        <style:list-level-properties text:min-label-width="0.801cm"/>
      </text:list-level-style-number>
      <text:list-level-style-number text:level="5" text:style-name="Numbering_20_Symbols" loext:num-list-format="%5%)" style:num-suffix=")" style:num-format="1">
        <style:list-level-properties text:min-label-width="0.801cm"/>
      </text:list-level-style-number>
      <text:list-level-style-number text:level="6" text:style-name="Numbering_20_Symbols" loext:num-list-format="%6%)" style:num-suffix=")" style:num-format="1">
        <style:list-level-properties text:min-label-width="0.801cm"/>
      </text:list-level-style-number>
      <text:list-level-style-number text:level="7" text:style-name="Numbering_20_Symbols" loext:num-list-format="%7%)" style:num-suffix=")" style:num-format="1">
        <style:list-level-properties text:min-label-width="0.801cm"/>
      </text:list-level-style-number>
      <text:list-level-style-number text:level="8" text:style-name="Numbering_20_Symbols" loext:num-list-format="%8%)" style:num-suffix=")" style:num-format="1">
        <style:list-level-properties text:min-label-width="0.801cm"/>
      </text:list-level-style-number>
      <text:list-level-style-number text:level="9" text:style-name="Numbering_20_Symbols" loext:num-list-format="%9%)" style:num-suffix=")" style:num-format="1">
        <style:list-level-properties text:min-label-width="0.801cm"/>
      </text:list-level-style-number>
      <text:list-level-style-number text:level="10" text:style-name="Numbering_20_Symbols" loext:num-list-format="%10%)" style:num-suffix=")" style:num-format="1">
        <style:list-level-properties text:min-label-width="0.8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min-label-distance="0.199cm"/>
      </text:list-level-style-number>
      <text:list-level-style-number text:level="2" text:style-name="Numbering_20_Symbols" loext:num-list-format="%2%)" style:num-suffix=")" style:num-format="I" text:start-value="2">
        <style:list-level-properties text:min-label-distance="0.199cm"/>
      </text:list-level-style-number>
      <text:list-level-style-number text:level="3" text:style-name="Numbering_20_Symbols" loext:num-list-format="%3%)" style:num-suffix=")" style:num-format="I" text:start-value="3">
        <style:list-level-properties text:min-label-distance="0.199cm"/>
      </text:list-level-style-number>
      <text:list-level-style-number text:level="4" text:style-name="Numbering_20_Symbols" loext:num-list-format="%4%)" style:num-suffix=")" style:num-format="I" text:start-value="4">
        <style:list-level-properties text:min-label-distance="0.199cm"/>
      </text:list-level-style-number>
      <text:list-level-style-number text:level="5" text:style-name="Numbering_20_Symbols" loext:num-list-format="%5%)" style:num-suffix=")" style:num-format="I" text:start-value="5">
        <style:list-level-properties text:min-label-distance="0.199cm"/>
      </text:list-level-style-number>
      <text:list-level-style-number text:level="6" text:style-name="Numbering_20_Symbols" loext:num-list-format="%6%)" style:num-suffix=")" style:num-format="I" text:start-value="6">
        <style:list-level-properties text:min-label-distance="0.199cm"/>
      </text:list-level-style-number>
      <text:list-level-style-number text:level="7" text:style-name="Numbering_20_Symbols" loext:num-list-format="%7%)" style:num-suffix=")" style:num-format="I" text:start-value="7">
        <style:list-level-properties text:min-label-distance="0.199cm"/>
      </text:list-level-style-number>
      <text:list-level-style-number text:level="8" text:style-name="Numbering_20_Symbols" loext:num-list-format="%8%)" style:num-suffix=")" style:num-format="I" text:start-value="8">
        <style:list-level-properties text:min-label-distance="0.199cm"/>
      </text:list-level-style-number>
      <text:list-level-style-number text:level="9" text:style-name="Numbering_20_Symbols" loext:num-list-format="%9%)" style:num-suffix=")" style:num-format="I" text:start-value="9">
        <style:list-level-properties text:min-label-distance="0.199cm"/>
      </text:list-level-style-number>
      <text:list-level-style-number text:level="10" text:style-name="Numbering_20_Symbols" loext:num-list-format="%10%)" style:num-suffix=")" style:num-format="I" text:start-value="10">
        <style:list-level-properties text:min-label-distance="0.199cm"/>
      </text:list-level-style-number>
    </text:list-style>
    <text:list-style style:name="Numbering_20_5" style:display-name="Numbering 5">
      <text:list-level-style-number text:level="1" text:style-name="Numbering_20_Symbols" loext:num-list-format="%1%)" style:num-suffix=")" style:num-format="a">
        <style:list-level-properties text:min-label-width="0.7cm"/>
      </text:list-level-style-number>
      <text:list-level-style-number text:level="2" text:style-name="Numbering_20_Symbols" loext:num-list-format="%2%)" style:num-suffix=")" style:num-format="a" text:start-value="2">
        <style:list-level-properties text:min-label-width="0.7cm"/>
      </text:list-level-style-number>
      <text:list-level-style-number text:level="3" text:style-name="Numbering_20_Symbols" loext:num-list-format="%3%)" style:num-suffix=")" style:num-format="a" text:start-value="3">
        <style:list-level-properties text:min-label-width="0.7cm"/>
      </text:list-level-style-number>
      <text:list-level-style-number text:level="4" text:style-name="Numbering_20_Symbols" loext:num-list-format="%4%)" style:num-suffix=")" style:num-format="a" text:start-value="4">
        <style:list-level-properties text:min-label-width="0.7cm"/>
      </text:list-level-style-number>
      <text:list-level-style-number text:level="5" text:style-name="Numbering_20_Symbols" loext:num-list-format="%5%)" style:num-suffix=")" style:num-format="a" text:start-value="5">
        <style:list-level-properties text:min-label-width="0.7cm"/>
      </text:list-level-style-number>
      <text:list-level-style-number text:level="6" text:style-name="Numbering_20_Symbols" loext:num-list-format="%6%)" style:num-suffix=")" style:num-format="a" text:start-value="6">
        <style:list-level-properties text:min-label-width="0.7cm"/>
      </text:list-level-style-number>
      <text:list-level-style-number text:level="7" text:style-name="Numbering_20_Symbols" loext:num-list-format="%7%)" style:num-suffix=")" style:num-format="a" text:start-value="7">
        <style:list-level-properties text:min-label-width="0.7cm"/>
      </text:list-level-style-number>
      <text:list-level-style-number text:level="8" text:style-name="Numbering_20_Symbols" loext:num-list-format="%8%)" style:num-suffix=")" style:num-format="a" text:start-value="8">
        <style:list-level-properties text:min-label-width="0.7cm"/>
      </text:list-level-style-number>
      <text:list-level-style-number text:level="9" text:style-name="Numbering_20_Symbols" loext:num-list-format="%9%)" style:num-suffix=")" style:num-format="a" text:start-value="9">
        <style:list-level-properties text:min-label-width="0.7cm"/>
      </text:list-level-style-number>
      <text:list-level-style-number text:level="10" text:style-name="Numbering_20_Symbols" loext:num-list-format="%10%)" style:num-suffix=")" style:num-format="a" text:start-value="10">
        <style:list-level-properties text:min-label-width="0.7cm"/>
      </text:list-level-style-number>
    </text:list-style>
    <text:list-style style:name="Numérotation">
      <text:list-level-style-number text:level="1" loext:num-list-format="%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style>
    <text:list-style style:name="tfNum_20_1_29_" style:display-name="tfNum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loext:num-list-format="%1%)" style:num-suffix=")" style:num-format="a">
        <style:list-level-properties text:list-level-position-and-space-mode="label-alignment">
          <style:list-level-label-alignment text:label-followed-by="listtab" text:list-tab-stop-position="0.7cm" fo:margin-left="0.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4P0" style:volatile="true">
      <number:number number:decimal-places="0" number:min-decimal-places="0" number:min-integer-digits="1" number:grouping="true"/>
      <number:text> </number:text>
      <number:currency-symbol number:language="fr" number:country="FR">F</number:currency-symbol>
    </number:currency-style>
    <number:currency-style style:name="N114">
      <number:text>-</number:text>
      <number:number number:decimal-places="0" number:min-decimal-places="0" number:min-integer-digits="1" number:grouping="true"/>
      <number:text> </number:text>
      <number:currency-symbol number:language="fr" number:country="FR">F</number:currency-symbol>
      <style:map style:condition="value()&gt;=0" style:apply-style-name="N114P0"/>
    </number:currency-style>
    <number:currency-style style:name="N113P0" style:volatile="true">
      <number:number number:decimal-places="2" number:min-decimal-places="2" number:min-integer-digits="1" number:grouping="true"/>
      <number:text> </number:text>
      <number:currency-symbol number:language="fr" number:country="FR">F</number:currency-symbol>
    </number:currency-style>
    <number:currency-style style:name="N113">
      <number:text>-</number:text>
      <number:number number:decimal-places="2" number:min-decimal-places="2" number:min-integer-digits="1" number:grouping="true"/>
      <number:text> </number:text>
      <number:currency-symbol number:language="fr" number:country="FR">F</number:currency-symbol>
      <style:map style:condition="value()&gt;=0" style:apply-style-name="N113P0"/>
    </number:currency-style>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0P0" style:volatile="true">
      <number:number number:decimal-places="2" number:min-decimal-places="2" number:min-integer-digits="1" number:grouping="true"/>
      <number:text> </number:text>
      <number:currency-symbol number:language="fr" number:country="FR">F</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0P0"/>
    </number:currency-style>
    <number:currency-style style:name="N10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0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08P0"/>
    </number:currency-styl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0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5-08-01T17:02:21.319992656</dc:date>
    <meta:editing-duration>P1DT18H48M53S</meta:editing-duration>
    <meta:editing-cycles>211</meta:editing-cycles>
    <meta:document-statistic meta:table-count="0" meta:image-count="0" meta:object-count="0" meta:page-count="2" meta:paragraph-count="29" meta:word-count="573" meta:character-count="3409" meta:non-whitespace-character-count="2885"/>
  </office:meta>
</office:document-meta>
</file>